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c0c1" officeooo:paragraph-rsid="001ec0c1" style:font-weight-asian="bold" style:font-weight-complex="bold"/>
    </style:style>
    <style:style style:name="P2" style:family="paragraph" style:parent-style-name="Standard">
      <style:text-properties officeooo:paragraph-rsid="001ec0c1"/>
    </style:style>
    <style:style style:name="T1" style:family="text">
      <style:text-properties officeooo:rsid="001ec0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RXIU:</text:p>
      <text:p text:style-name="Standard"/>
      <text:p text:style-name="Standard">#!/bin/bash<text:line-break/>gnome-terminal -e "/bin/bash -c 'python<text:span text:style-name="T1">3</text:span> $1; echo; read -p 'Pulse_intro_para_salir...'; exit; exec /bin/bash'; &amp;"</text:p>
      <text:p text:style-name="Standard"/>
      <text:p text:style-name="Standard"/>
      <text:p text:style-name="Standard"/>
      <text:p text:style-name="Standard"/>
      <text:p text:style-name="P1">FITXER SUBLIME:</text:p>
      <text:p text:style-name="P1"/>
      <text:p text:style-name="P2">{<text:line-break/><text:line-break/> "cmd": ["~/Documents/<text:span text:style-name="T1">scriptSublime.</text:span>sh ${file_name} ${file_base_name}"],<text:line-break/>"shell": true<text:line-break/>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9:05:45.198756229</meta:creation-date>
    <dc:date>2017-10-02T09:16:24.040617318</dc:date>
    <meta:editing-duration>PT10M40S</meta:editing-duration>
    <meta:editing-cycles>1</meta:editing-cycles>
    <meta:document-statistic meta:table-count="0" meta:image-count="0" meta:object-count="0" meta:page-count="1" meta:paragraph-count="4" meta:word-count="26" meta:character-count="238" meta:non-whitespace-character-count="213"/>
    <meta:generator>LibreOffice/5.1.6.2$Linux_X86_64 LibreOffice_project/10m0$Build-2</meta:generator>
  </office:meta>
</office:document-meta>
</file>